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paragraph-rsid="003afd09" style:font-size-asian="14pt" style:font-size-complex="14pt"/>
    </style:style>
    <style:style style:name="P4" style:family="paragraph" style:parent-style-name="Standard">
      <style:text-properties fo:font-size="14pt" officeooo:paragraph-rsid="003e50f5" style:font-size-asian="14pt" style:font-size-complex="14pt"/>
    </style:style>
    <style:style style:name="P5" style:family="paragraph" style:parent-style-name="Standard">
      <style:text-properties fo:font-size="14pt" officeooo:rsid="00496788" officeooo:paragraph-rsid="00496788" style:font-size-asian="14pt" style:font-size-complex="14pt"/>
    </style:style>
    <style:style style:name="P6" style:family="paragraph" style:parent-style-name="Standard">
      <style:text-properties fo:font-size="14pt" officeooo:paragraph-rsid="00496788" style:font-size-asian="14pt" style:font-size-complex="14pt"/>
    </style:style>
    <style:style style:name="P7" style:family="paragraph" style:parent-style-name="Standard">
      <style:text-properties fo:font-size="14pt" officeooo:paragraph-rsid="004dd4b7" style:font-size-asian="14pt" style:font-size-complex="14pt"/>
    </style:style>
    <style:style style:name="P8" style:family="paragraph" style:parent-style-name="Standard">
      <style:text-properties fo:font-size="14pt" officeooo:paragraph-rsid="00552626" style:font-size-asian="14pt" style:font-size-complex="14pt"/>
    </style:style>
    <style:style style:name="P9"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paragraph-properties fo:text-align="center" style:justify-single-word="false"/>
      <style:text-properties fo:font-size="20pt" fo:font-weight="bold" officeooo:paragraph-rsid="003afd09" style:font-size-asian="20pt" style:font-weight-asian="bold" style:font-size-complex="20pt" style:font-weight-complex="bold"/>
    </style:style>
    <style:style style:name="P12" style:family="paragraph" style:parent-style-name="Standard">
      <style:paragraph-properties fo:text-align="center" style:justify-single-word="false"/>
      <style:text-properties fo:font-size="20pt" fo:font-weight="bold" officeooo:paragraph-rsid="003e50f5" style:font-size-asian="20pt" style:font-weight-asian="bold" style:font-size-complex="20pt" style:font-weight-complex="bold"/>
    </style:style>
    <style:style style:name="P13" style:family="paragraph" style:parent-style-name="Standard">
      <style:paragraph-properties fo:text-align="center" style:justify-single-word="false"/>
      <style:text-properties fo:font-size="20pt" fo:font-weight="bold" officeooo:paragraph-rsid="00496788"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20pt" fo:font-weight="bold" officeooo:paragraph-rsid="004dd4b7" style:font-size-asian="20pt" style:font-weight-asian="bold" style:font-size-complex="20pt" style:font-weight-complex="bold"/>
    </style:style>
    <style:style style:name="P15" style:family="paragraph" style:parent-style-name="Standard">
      <style:paragraph-properties fo:text-align="center" style:justify-single-word="false"/>
      <style:text-properties fo:font-size="20pt" fo:font-weight="bold" officeooo:paragraph-rsid="00552626" style:font-size-asian="20pt" style:font-weight-asian="bold" style:font-size-complex="20pt" style:font-weight-complex="bold"/>
    </style:style>
    <style:style style:name="P16" style:family="paragraph" style:parent-style-name="Standard">
      <style:paragraph-properties fo:text-align="center" style:justify-single-word="false"/>
      <style:text-properties fo:font-size="24pt" style:font-size-asian="24pt" style:font-size-complex="24pt"/>
    </style:style>
    <style:style style:name="P17" style:family="paragraph" style:parent-style-name="Standard">
      <style:text-properties style:text-position="0% 100%" fo:font-size="14pt" fo:font-style="normal" style:text-underline-style="none" fo:font-weight="normal" officeooo:rsid="003afd09" officeooo:paragraph-rsid="003afd09" style:font-size-asian="14pt" style:font-style-asian="normal" style:font-weight-asian="normal" style:font-size-complex="14pt" style:font-style-complex="normal" style:font-weight-complex="normal"/>
    </style:style>
    <style:style style:name="P18" style:family="paragraph" style:parent-style-name="Standard">
      <style:text-properties style:text-position="0% 100%" fo:font-size="14pt" fo:font-style="normal" style:text-underline-style="none" fo:font-weight="normal" officeooo:rsid="003afd09" officeooo:paragraph-rsid="003cdcd6" style:font-size-asian="14pt" style:font-style-asian="normal" style:font-weight-asian="normal" style:font-size-complex="14pt" style:font-style-complex="normal" style:font-weight-complex="normal"/>
    </style:style>
    <style:style style:name="P19" style:family="paragraph" style:parent-style-name="Standard">
      <style:text-properties style:text-position="0% 100%" fo:font-size="14pt" fo:font-style="normal" style:text-underline-style="none" fo:font-weight="normal" officeooo:rsid="003cdcd6" officeooo:paragraph-rsid="003cdcd6" style:font-size-asian="14pt" style:font-style-asian="normal" style:font-weight-asian="normal" style:font-size-complex="14pt" style:font-style-complex="normal" style:font-weight-complex="normal"/>
    </style:style>
    <style:style style:name="P20" style:family="paragraph" style:parent-style-name="Standard">
      <style:text-properties style:text-position="0% 100%" fo:font-size="14pt" fo:font-style="normal" style:text-underline-style="none" fo:font-weight="normal" officeooo:rsid="003d9baa" officeooo:paragraph-rsid="003d9baa" style:font-size-asian="14pt" style:font-style-asian="normal" style:font-weight-asian="normal" style:font-size-complex="14pt" style:font-style-complex="normal" style:font-weight-complex="normal"/>
    </style:style>
    <style:style style:name="P21" style:family="paragraph" style:parent-style-name="Standard">
      <style:text-properties style:text-position="0% 100%" fo:font-size="14pt" fo:font-style="normal" style:text-underline-style="none" fo:font-weight="normal" officeooo:rsid="003e50f5" officeooo:paragraph-rsid="003e50f5" style:font-size-asian="14pt" style:font-style-asian="normal" style:font-weight-asian="normal" style:font-size-complex="14pt" style:font-style-complex="normal" style:font-weight-complex="normal"/>
    </style:style>
    <style:style style:name="P22" style:family="paragraph" style:parent-style-name="Standard">
      <style:text-properties style:text-position="0% 100%" fo:font-size="14pt" fo:font-style="normal" style:text-underline-style="none" fo:font-weight="normal" officeooo:rsid="003e50f5" officeooo:paragraph-rsid="003f5620" style:font-size-asian="14pt" style:font-style-asian="normal" style:font-weight-asian="normal" style:font-size-complex="14pt" style:font-style-complex="normal" style:font-weight-complex="normal"/>
    </style:style>
    <style:style style:name="P23" style:family="paragraph" style:parent-style-name="Standard">
      <style:text-properties style:text-position="0% 100%" fo:font-size="14pt" fo:font-style="normal" style:text-underline-style="none" fo:font-weight="normal" officeooo:rsid="003f5620" officeooo:paragraph-rsid="003f5620" style:font-size-asian="14pt" style:font-style-asian="normal" style:font-weight-asian="normal" style:font-size-complex="14pt" style:font-style-complex="normal" style:font-weight-complex="normal"/>
    </style:style>
    <style:style style:name="P24" style:family="paragraph" style:parent-style-name="Standard">
      <style:text-properties style:text-position="0% 100%" fo:font-size="14pt" fo:font-style="normal" style:text-underline-style="none" fo:font-weight="normal" officeooo:rsid="003f5bd9" officeooo:paragraph-rsid="003f5620" style:font-size-asian="14pt" style:font-style-asian="normal" style:font-weight-asian="normal" style:font-size-complex="14pt" style:font-style-complex="normal" style:font-weight-complex="normal"/>
    </style:style>
    <style:style style:name="P25" style:family="paragraph" style:parent-style-name="Standard">
      <style:text-properties style:text-position="0% 100%" fo:font-size="14pt" fo:font-style="normal" style:text-underline-style="none" fo:font-weight="normal" officeooo:rsid="003f5bd9" officeooo:paragraph-rsid="003f5bd9" style:font-size-asian="14pt" style:font-style-asian="normal" style:font-weight-asian="normal" style:font-size-complex="14pt" style:font-style-complex="normal" style:font-weight-complex="normal"/>
    </style:style>
    <style:style style:name="P26" style:family="paragraph" style:parent-style-name="Standard">
      <style:text-properties style:text-position="0% 100%" fo:font-size="14pt" fo:font-style="normal" style:text-underline-style="none" fo:font-weight="normal" officeooo:rsid="0042c4bc" officeooo:paragraph-rsid="0042c4bc" style:font-size-asian="14pt" style:font-style-asian="normal" style:font-weight-asian="normal" style:font-size-complex="14pt" style:font-style-complex="normal" style:font-weight-complex="normal"/>
    </style:style>
    <style:style style:name="P27" style:family="paragraph" style:parent-style-name="Standard">
      <style:text-properties style:text-position="0% 100%" fo:font-size="14pt" fo:font-style="normal" style:text-underline-style="none" fo:font-weight="normal" officeooo:rsid="004abfff" officeooo:paragraph-rsid="004abfff" style:font-size-asian="14pt" style:font-style-asian="normal" style:font-weight-asian="normal" style:font-size-complex="14pt" style:font-style-complex="normal" style:font-weight-complex="normal"/>
    </style:style>
    <style:style style:name="P28" style:family="paragraph" style:parent-style-name="Standard">
      <style:text-properties style:text-position="0% 100%" fo:font-size="14pt" fo:font-style="normal" style:text-underline-style="none" fo:font-weight="normal" officeooo:rsid="004b7212" officeooo:paragraph-rsid="004b7212" style:font-size-asian="14pt" style:font-style-asian="normal" style:font-weight-asian="normal" style:font-size-complex="14pt" style:font-style-complex="normal" style:font-weight-complex="normal"/>
    </style:style>
    <style:style style:name="P29" style:family="paragraph" style:parent-style-name="Standard">
      <style:text-properties style:text-position="0% 100%" fo:font-size="14pt" fo:font-style="normal" style:text-underline-style="none" fo:font-weight="normal" officeooo:rsid="004d1c63" officeooo:paragraph-rsid="004d1c63" style:font-size-asian="14pt" style:font-style-asian="normal" style:font-weight-asian="normal" style:font-size-complex="14pt" style:font-style-complex="normal" style:font-weight-complex="normal"/>
    </style:style>
    <style:style style:name="P30" style:family="paragraph" style:parent-style-name="Standard">
      <style:text-properties style:text-position="0% 100%" fo:font-size="14pt" fo:font-style="normal" style:text-underline-style="none" fo:font-weight="normal" officeooo:rsid="004dd4b7" officeooo:paragraph-rsid="004dd4b7" style:font-size-asian="14pt" style:font-style-asian="normal" style:font-weight-asian="normal" style:font-size-complex="14pt" style:font-style-complex="normal" style:font-weight-complex="normal"/>
    </style:style>
    <style:style style:name="P31" style:family="paragraph" style:parent-style-name="Standard">
      <style:text-properties style:text-position="0% 100%" fo:font-size="14pt" fo:font-style="normal" style:text-underline-style="none" fo:font-weight="normal" officeooo:rsid="004ddbf9" officeooo:paragraph-rsid="004ddbf9" style:font-size-asian="14pt" style:font-style-asian="normal" style:font-weight-asian="normal" style:font-size-complex="14pt" style:font-style-complex="normal" style:font-weight-complex="normal"/>
    </style:style>
    <style:style style:name="P32" style:family="paragraph" style:parent-style-name="Standard">
      <style:text-properties style:text-position="0% 100%" fo:font-size="14pt" fo:font-style="normal" style:text-underline-style="none" fo:font-weight="normal" officeooo:rsid="004f8bbc" officeooo:paragraph-rsid="004f8bbc" style:font-size-asian="14pt" style:font-style-asian="normal" style:font-weight-asian="normal" style:font-size-complex="14pt" style:font-style-complex="normal" style:font-weight-complex="normal"/>
    </style:style>
    <style:style style:name="P33" style:family="paragraph" style:parent-style-name="Standard">
      <style:text-properties style:text-position="0% 100%" fo:font-size="14pt" fo:font-style="normal" style:text-underline-style="none" fo:font-weight="normal" officeooo:rsid="005037de" officeooo:paragraph-rsid="005037de" style:font-size-asian="14pt" style:font-style-asian="normal" style:font-weight-asian="normal" style:font-size-complex="14pt" style:font-style-complex="normal" style:font-weight-complex="normal"/>
    </style:style>
    <style:style style:name="P34" style:family="paragraph" style:parent-style-name="Standard">
      <style:text-properties style:text-position="0% 100%" fo:font-size="14pt" fo:font-style="normal" style:text-underline-style="none" fo:font-weight="normal" officeooo:rsid="00523e61" officeooo:paragraph-rsid="00552626" style:font-size-asian="14pt" style:font-style-asian="normal" style:font-weight-asian="normal" style:font-size-complex="14pt" style:font-style-complex="normal" style:font-weight-complex="normal"/>
    </style:style>
    <style:style style:name="P35" style:family="paragraph" style:parent-style-name="Standard">
      <style:text-properties style:text-position="0% 100%" fo:font-size="14pt" fo:font-style="normal" style:text-underline-style="none" fo:font-weight="normal" officeooo:rsid="00552626" officeooo:paragraph-rsid="00552626" style:font-size-asian="14pt" style:font-style-asian="normal" style:font-weight-asian="normal" style:font-size-complex="14pt" style:font-style-complex="normal" style:font-weight-complex="normal"/>
    </style:style>
    <style:style style:name="P36" style:family="paragraph" style:parent-style-name="Standard">
      <style:text-properties style:text-position="0% 100%" fo:font-size="14pt" fo:font-style="normal" style:text-underline-style="none" fo:font-weight="normal" officeooo:rsid="0056e53b" officeooo:paragraph-rsid="0056e53b" style:font-size-asian="14pt" style:font-style-asian="normal" style:font-weight-asian="normal" style:font-size-complex="14pt" style:font-style-complex="normal" style:font-weight-complex="normal"/>
    </style:style>
    <style:style style:name="P37" style:family="paragraph" style:parent-style-name="Standard">
      <style:text-properties style:text-position="0% 100%" fo:font-size="14pt" fo:font-style="normal" style:text-underline-style="solid" style:text-underline-width="auto" style:text-underline-color="font-color" fo:font-weight="bold" officeooo:rsid="003e50f5" officeooo:paragraph-rsid="003e50f5" style:font-size-asian="14pt" style:font-style-asian="normal" style:font-weight-asian="bold" style:font-size-complex="14pt" style:font-style-complex="normal" style:font-weight-complex="bold"/>
    </style:style>
    <style:style style:name="P38" style:family="paragraph" style:parent-style-name="Standard">
      <style:text-properties style:text-position="0% 100%" fo:font-size="14pt" fo:font-style="normal" style:text-underline-style="solid" style:text-underline-width="auto" style:text-underline-color="font-color" fo:font-weight="bold" officeooo:rsid="003f5620" officeooo:paragraph-rsid="003f5620" style:font-size-asian="14pt" style:font-style-asian="normal" style:font-weight-asian="bold" style:font-size-complex="14pt" style:font-style-complex="normal" style:font-weight-complex="bold"/>
    </style:style>
    <style:style style:name="P39" style:family="paragraph" style:parent-style-name="Standard">
      <style:text-properties style:text-position="0% 100%" fo:font-size="14pt" fo:font-style="normal" style:text-underline-style="solid" style:text-underline-width="auto" style:text-underline-color="font-color" fo:font-weight="bold" officeooo:rsid="003f5bd9" officeooo:paragraph-rsid="003f5bd9" style:font-size-asian="14pt" style:font-style-asian="normal" style:font-weight-asian="bold" style:font-size-complex="14pt" style:font-style-complex="normal" style:font-weight-complex="bold"/>
    </style:style>
    <style:style style:name="P40" style:family="paragraph" style:parent-style-name="Standard">
      <style:text-properties style:text-position="0% 100%" fo:font-size="14pt" fo:font-style="normal" style:text-underline-style="solid" style:text-underline-width="auto" style:text-underline-color="font-color" fo:font-weight="bold" officeooo:rsid="0040ba4e" officeooo:paragraph-rsid="0040ba4e" style:font-size-asian="14pt" style:font-style-asian="normal" style:font-weight-asian="bold" style:font-size-complex="14pt" style:font-style-complex="normal" style:font-weight-complex="bold"/>
    </style:style>
    <style:style style:name="P41" style:family="paragraph" style:parent-style-name="Standard">
      <style:text-properties style:text-position="0% 100%" fo:font-size="14pt" fo:font-style="normal" style:text-underline-style="solid" style:text-underline-width="auto" style:text-underline-color="font-color" fo:font-weight="bold" officeooo:rsid="004abfff" officeooo:paragraph-rsid="004abfff" style:font-size-asian="14pt" style:font-style-asian="normal" style:font-weight-asian="bold" style:font-size-complex="14pt" style:font-style-complex="normal" style:font-weight-complex="bold"/>
    </style:style>
    <style:style style:name="P42" style:family="paragraph" style:parent-style-name="Standard">
      <style:text-properties style:text-position="0% 100%" fo:font-size="14pt" fo:font-style="normal" style:text-underline-style="solid" style:text-underline-width="auto" style:text-underline-color="font-color" fo:font-weight="bold" officeooo:rsid="004b7212" officeooo:paragraph-rsid="004b7212" style:font-size-asian="14pt" style:font-style-asian="normal" style:font-weight-asian="bold" style:font-size-complex="14pt" style:font-style-complex="normal" style:font-weight-complex="bold"/>
    </style:style>
    <style:style style:name="P43" style:family="paragraph" style:parent-style-name="Standard">
      <style:text-properties style:text-position="0% 100%" fo:font-size="14pt" fo:font-style="normal" style:text-underline-style="solid" style:text-underline-width="auto" style:text-underline-color="font-color" fo:font-weight="bold" officeooo:rsid="004d1c63" officeooo:paragraph-rsid="004d1c63" style:font-size-asian="14pt" style:font-style-asian="normal" style:font-weight-asian="bold" style:font-size-complex="14pt" style:font-style-complex="normal" style:font-weight-complex="bold"/>
    </style:style>
    <style:style style:name="P44" style:family="paragraph" style:parent-style-name="Standard">
      <style:text-properties style:text-position="0% 100%" fo:font-size="14pt" fo:font-style="normal" style:text-underline-style="solid" style:text-underline-width="auto" style:text-underline-color="font-color" fo:font-weight="bold" officeooo:rsid="005037de" officeooo:paragraph-rsid="005037de" style:font-size-asian="14pt" style:font-style-asian="normal" style:font-weight-asian="bold" style:font-size-complex="14pt" style:font-style-complex="normal" style:font-weight-complex="bold"/>
    </style:style>
    <style:style style:name="P45" style:family="paragraph" style:parent-style-name="Standard">
      <style:text-properties style:text-position="0% 100%" fo:font-size="14pt" fo:font-style="normal" style:text-underline-style="solid" style:text-underline-width="auto" style:text-underline-color="font-color" fo:font-weight="bold" officeooo:rsid="00523e61" officeooo:paragraph-rsid="00523e61" style:font-size-asian="14pt" style:font-style-asian="normal" style:font-weight-asian="bold" style:font-size-complex="14pt" style:font-style-complex="normal" style:font-weight-complex="bold"/>
    </style:style>
    <style:style style:name="P46" style:family="paragraph" style:parent-style-name="Standard">
      <style:text-properties style:text-position="0% 100%" fo:font-size="14pt" fo:font-weight="bold" officeooo:rsid="003afd09" officeooo:paragraph-rsid="003afd09" style:font-size-asian="14pt" style:font-weight-asian="bold" style:font-size-complex="14pt" style:font-weight-complex="bold"/>
    </style:style>
    <style:style style:name="P47" style:family="paragraph" style:parent-style-name="Standard">
      <style:text-properties style:text-position="0% 100%" fo:font-size="14pt" fo:font-weight="bold" officeooo:rsid="003afd09" officeooo:paragraph-rsid="003cdcd6" style:font-size-asian="14pt" style:font-weight-asian="bold" style:font-size-complex="14pt" style:font-weight-complex="bold"/>
    </style:style>
    <style:style style:name="P48" style:family="paragraph" style:parent-style-name="Standard">
      <style:text-properties style:text-position="0% 100%" fo:font-size="14pt" fo:font-weight="bold" officeooo:rsid="003afd09" officeooo:paragraph-rsid="0044bb9b" style:font-size-asian="14pt" style:font-weight-asian="bold" style:font-size-complex="14pt" style:font-weight-complex="bold"/>
    </style:style>
    <style:style style:name="P49" style:family="paragraph" style:parent-style-name="Standard">
      <style:text-properties style:text-position="0% 100%" fo:font-size="14pt" fo:font-weight="bold" officeooo:rsid="003cdcd6" officeooo:paragraph-rsid="003cdcd6" style:font-size-asian="14pt" style:font-weight-asian="bold" style:font-size-complex="14pt" style:font-weight-complex="bold"/>
    </style:style>
    <style:style style:name="P50" style:family="paragraph" style:parent-style-name="Standard">
      <style:text-properties style:text-position="0% 100%" fo:font-size="14pt" fo:font-weight="bold" officeooo:rsid="003d9baa" officeooo:paragraph-rsid="003d9baa" style:font-size-asian="14pt" style:font-weight-asian="bold" style:font-size-complex="14pt" style:font-weight-complex="bold"/>
    </style:style>
    <style:style style:name="P51" style:family="paragraph" style:parent-style-name="Standard">
      <style:text-properties style:text-position="0% 100%" fo:font-size="14pt" fo:font-weight="normal" officeooo:rsid="003afd09" officeooo:paragraph-rsid="003afd09" style:font-size-asian="14pt" style:font-weight-asian="normal" style:font-size-complex="14pt" style:font-weight-complex="normal"/>
    </style:style>
    <style:style style:name="P52" style:family="paragraph" style:parent-style-name="Standard">
      <style:text-properties style:text-position="0% 100%" fo:font-size="14pt" fo:font-weight="normal" officeooo:rsid="003afd09" officeooo:paragraph-rsid="00496788" style:font-size-asian="14pt" style:font-weight-asian="normal" style:font-size-complex="14pt" style:font-weight-complex="normal"/>
    </style:style>
    <style:style style:name="P53" style:family="paragraph" style:parent-style-name="Standard">
      <style:text-properties style:text-position="0% 100%" fo:font-size="14pt" fo:font-weight="normal" officeooo:rsid="003cdcd6" officeooo:paragraph-rsid="003cdcd6" style:font-size-asian="14pt" style:font-weight-asian="normal" style:font-size-complex="14pt" style:font-weight-complex="normal"/>
    </style:style>
    <style:style style:name="P54" style:family="paragraph" style:parent-style-name="Standard">
      <style:text-properties style:text-position="0% 100%" fo:font-size="14pt" fo:font-weight="normal" officeooo:rsid="003f5620" officeooo:paragraph-rsid="003f5620" style:font-size-asian="14pt" style:font-weight-asian="normal" style:font-size-complex="14pt" style:font-weight-complex="normal"/>
    </style:style>
    <style:style style:name="P55" style:family="paragraph" style:parent-style-name="Standard">
      <style:text-properties style:text-position="0% 100%" fo:font-size="14pt" fo:font-weight="normal" officeooo:rsid="003f5bd9" officeooo:paragraph-rsid="003f5bd9" style:font-size-asian="14pt" style:font-weight-asian="normal" style:font-size-complex="14pt" style:font-weight-complex="normal"/>
    </style:style>
    <style:style style:name="P56" style:family="paragraph" style:parent-style-name="Standard">
      <style:text-properties style:text-position="0% 100%" fo:font-size="14pt" fo:font-weight="normal" officeooo:rsid="0040ba4e" officeooo:paragraph-rsid="0040ba4e" style:font-size-asian="14pt" style:font-weight-asian="normal" style:font-size-complex="14pt" style:font-weight-complex="normal"/>
    </style:style>
    <style:style style:name="P57" style:family="paragraph" style:parent-style-name="Standard">
      <style:text-properties style:text-position="0% 100%" fo:font-size="14pt" fo:font-weight="normal" officeooo:rsid="004b7212" officeooo:paragraph-rsid="004b7212" style:font-size-asian="14pt" style:font-weight-asian="normal" style:font-size-complex="14pt" style:font-weight-complex="normal"/>
    </style:style>
    <style:style style:name="P58" style:family="paragraph" style:parent-style-name="Standard">
      <style:text-properties style:text-position="0% 100%" style:font-name="Liberation Serif" fo:font-size="14pt" fo:font-style="normal" style:text-underline-style="none" fo:font-weight="normal" officeooo:rsid="00267111" officeooo:paragraph-rsid="003cdcd6" style:font-name-asian="WenQuanYi Micro Hei" style:font-size-asian="14pt" style:font-style-asian="normal" style:font-weight-asian="normal" style:font-name-complex="Lohit Hindi" style:font-size-complex="14pt" style:font-style-complex="normal" style:font-weight-complex="normal"/>
    </style:style>
    <style:style style:name="P59" style:family="paragraph" style:parent-style-name="Standard">
      <style:text-properties officeooo:rsid="004ddbf9" officeooo:paragraph-rsid="004ddbf9"/>
    </style:style>
    <style:style style:name="P60" style:family="paragraph" style:parent-style-name="Standard">
      <style:text-properties officeooo:rsid="004f8bbc" officeooo:paragraph-rsid="004f8bbc"/>
    </style:style>
    <style:style style:name="P61" style:family="paragraph" style:parent-style-name="Standard" style:list-style-name="L1">
      <style:text-properties officeooo:paragraph-rsid="004ddbf9"/>
    </style:style>
    <style:style style:name="P62" style:family="paragraph" style:parent-style-name="Standard" style:list-style-name="L1">
      <style:text-properties style:text-position="0% 100%" fo:font-size="14pt" fo:font-style="normal" style:text-underline-style="none" fo:font-weight="normal" officeooo:rsid="004ddbf9" officeooo:paragraph-rsid="004ddbf9" style:font-size-asian="14pt" style:font-style-asian="normal" style:font-weight-asian="normal" style:font-size-complex="14pt" style:font-style-complex="normal" style:font-weight-complex="normal"/>
    </style:style>
    <style:style style:name="P63" style:family="paragraph" style:parent-style-name="Standard">
      <style:text-properties style:text-position="0% 100%" fo:font-size="14pt" fo:font-style="normal" style:text-underline-style="none" fo:font-weight="normal" officeooo:rsid="0056e53b" officeooo:paragraph-rsid="0056e53b" style:font-size-asian="14pt" style:font-style-asian="normal" style:font-weight-asian="normal" style:font-size-complex="14pt" style:font-style-complex="normal" style:font-weight-complex="normal"/>
    </style:style>
    <style:style style:name="P64" style:family="paragraph" style:parent-style-name="Standard">
      <style:text-properties style:text-position="0% 100%" fo:font-size="14pt" fo:font-style="normal" style:text-underline-style="none" fo:font-weight="normal" officeooo:rsid="0058ec8e" officeooo:paragraph-rsid="0058ec8e" style:font-size-asian="14pt" style:font-style-asian="normal" style:font-weight-asian="normal" style:font-size-complex="14pt" style:font-style-complex="normal" style:font-weight-complex="normal"/>
    </style:style>
    <style:style style:name="P65" style:family="paragraph" style:parent-style-name="Standard">
      <style:text-properties style:text-position="0% 100%" fo:font-size="14pt" fo:font-style="normal" style:text-underline-style="none" fo:font-weight="normal" officeooo:rsid="005a58b9" officeooo:paragraph-rsid="005a58b9" style:font-size-asian="14pt" style:font-style-asian="normal" style:font-weight-asian="normal" style:font-size-complex="14pt" style:font-style-complex="normal" style:font-weight-complex="normal"/>
    </style:style>
    <style:style style:name="P66" style:family="paragraph" style:parent-style-name="Standard" style:list-style-name="L3">
      <style:text-properties style:text-position="0% 100%" fo:font-size="14pt" fo:font-style="normal" style:text-underline-style="none" fo:font-weight="normal" officeooo:rsid="005a58b9" officeooo:paragraph-rsid="005a58b9" style:font-size-asian="14pt" style:font-style-asian="normal" style:font-weight-asian="normal" style:font-size-complex="14pt" style:font-style-complex="normal" style:font-weight-complex="normal"/>
    </style:style>
    <style:style style:name="P67" style:family="paragraph" style:parent-style-name="Standard" style:list-style-name="L3">
      <style:text-properties style:text-position="0% 100%" fo:font-size="14pt" fo:font-style="normal" style:text-underline-style="none" fo:font-weight="normal" officeooo:rsid="005b38d8" officeooo:paragraph-rsid="005b38d8" style:font-size-asian="14pt" style:font-style-asian="normal" style:font-weight-asian="normal" style:font-size-complex="14pt" style:font-style-complex="normal" style:font-weight-complex="normal"/>
    </style:style>
    <style:style style:name="P68" style:family="paragraph" style:parent-style-name="Standard">
      <style:text-properties style:text-position="0% 100%" fo:font-size="14pt" fo:font-style="normal" style:text-underline-style="none" fo:font-weight="normal" officeooo:rsid="005b38d8" officeooo:paragraph-rsid="005b38d8" style:font-size-asian="14pt" style:font-style-asian="normal" style:font-weight-asian="normal" style:font-size-complex="14pt" style:font-style-complex="normal" style:font-weight-complex="normal"/>
    </style:style>
    <style:style style:name="P69" style:family="paragraph" style:parent-style-name="Standard">
      <style:text-properties style:text-position="0% 100%" fo:font-size="14pt" fo:font-style="normal" style:text-underline-style="none" fo:font-weight="normal" officeooo:rsid="005bfe2b" officeooo:paragraph-rsid="005db3d5" style:font-size-asian="14pt" style:font-style-asian="normal" style:font-weight-asian="normal" style:font-size-complex="14pt" style:font-style-complex="normal" style:font-weight-complex="normal"/>
    </style:style>
    <style:style style:name="P70" style:family="paragraph" style:parent-style-name="Standard">
      <style:text-properties fo:font-size="14pt" officeooo:paragraph-rsid="005a58b9" style:font-size-asian="14pt" style:font-size-complex="14pt"/>
    </style:style>
    <style:style style:name="P71" style:family="paragraph" style:parent-style-name="Standard">
      <style:paragraph-properties fo:text-align="center" style:justify-single-word="false"/>
      <style:text-properties fo:font-size="20pt" fo:font-weight="bold" officeooo:paragraph-rsid="005a58b9" style:font-size-asian="20pt" style:font-weight-asian="bold" style:font-size-complex="20pt" style:font-weight-complex="bold"/>
    </style:style>
    <style:style style:name="T1" style:family="text">
      <style:text-properties style:text-position="super 58%"/>
    </style:style>
    <style:style style:name="T2" style:family="text">
      <style:text-properties style:text-position="super 58%" fo:font-style="normal" style:text-underline-style="none" style:font-style-asian="normal" style:font-style-complex="normal"/>
    </style:style>
    <style:style style:name="T3" style:family="text">
      <style:text-properties officeooo:rsid="00180c3f"/>
    </style:style>
    <style:style style:name="T4" style:family="text">
      <style:text-properties style:font-name="Liberation Serif1" fo:font-style="normal" style:text-underline-style="none" fo:font-weight="normal" officeooo:rsid="00267111" style:font-name-asian="Liberation Serif1" style:font-style-asian="normal" style:font-weight-asian="normal" style:font-name-complex="Liberation Serif1" style:font-style-complex="normal" style:font-weight-complex="normal"/>
    </style:style>
    <style:style style:name="T5" style:family="text">
      <style:text-properties fo:font-weight="normal" style:font-weight-asian="normal" style:font-weight-complex="normal"/>
    </style:style>
    <style:style style:name="T6" style:family="text">
      <style:text-properties fo:font-weight="normal" officeooo:rsid="003d9baa" style:font-weight-asian="normal" style:font-weight-complex="normal"/>
    </style:style>
    <style:style style:name="T7" style:family="text">
      <style:text-properties fo:font-weight="normal" officeooo:rsid="004121d3" style:font-weight-asian="normal" style:font-weight-complex="normal"/>
    </style:style>
    <style:style style:name="T8" style:family="text">
      <style:text-properties fo:font-weight="normal" officeooo:rsid="00496788" style:font-weight-asian="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style:text-underline-style="none" fo:font-weight="normal" officeooo:rsid="003cdcd6" style:font-style-asian="normal" style:font-weight-asian="normal" style:font-style-complex="normal" style:font-weight-complex="normal"/>
    </style:style>
    <style:style style:name="T11" style:family="text">
      <style:text-properties fo:font-style="normal" style:text-underline-style="none" fo:font-weight="normal" officeooo:rsid="003e14f2" style:font-style-asian="normal" style:font-weight-asian="normal" style:font-style-complex="normal" style:font-weight-complex="normal"/>
    </style:style>
    <style:style style:name="T12" style:family="text">
      <style:text-properties fo:font-style="normal" style:text-underline-style="none" fo:font-weight="normal" officeooo:rsid="0044bb9b" style:font-style-asian="normal" style:font-weight-asian="normal" style:font-style-complex="normal" style:font-weight-complex="normal"/>
    </style:style>
    <style:style style:name="T13" style:family="text">
      <style:text-properties fo:font-style="normal" style:text-underline-style="none" fo:font-weight="normal" officeooo:rsid="00496788" style:font-style-asian="normal" style:font-weight-asian="normal" style:font-style-complex="normal" style:font-weight-complex="normal"/>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officeooo:rsid="003cdcd6" style:font-style-asian="normal" style:font-style-complex="normal"/>
    </style:style>
    <style:style style:name="T16" style:family="text">
      <style:text-properties fo:font-style="normal" style:text-underline-style="none" officeooo:rsid="003d9baa" style:font-style-asian="normal" style:font-style-complex="normal"/>
    </style:style>
    <style:style style:name="T17" style:family="text">
      <style:text-properties fo:font-style="normal" style:text-underline-style="none" officeooo:rsid="003f5bd9" style:font-style-asian="normal" style:font-style-complex="normal"/>
    </style:style>
    <style:style style:name="T18" style:family="text">
      <style:text-properties style:font-name="Liberation Serif" fo:font-style="normal" style:text-underline-style="none" fo:font-weight="normal" officeooo:rsid="00267111" style:font-name-asian="WenQuanYi Micro Hei" style:font-style-asian="normal" style:font-weight-asian="normal" style:font-name-complex="Lohit Hindi" style:font-style-complex="normal" style:font-weight-complex="normal"/>
    </style:style>
    <style:style style:name="T19" style:family="text">
      <style:text-properties style:font-name="Liberation Serif" fo:font-style="normal" style:text-underline-style="none" fo:font-weight="normal" officeooo:rsid="003d9baa" style:font-name-asian="WenQuanYi Micro Hei" style:font-style-asian="normal" style:font-weight-asian="normal" style:font-name-complex="Lohit Hindi" style:font-style-complex="normal" style:font-weight-complex="normal"/>
    </style:style>
    <style:style style:name="T20" style:family="text">
      <style:text-properties style:font-name="Liberation Serif" fo:font-style="normal" style:text-underline-style="none" fo:font-weight="normal" officeooo:rsid="0044bb9b" style:font-name-asian="WenQuanYi Micro Hei" style:font-style-asian="normal" style:font-weight-asian="normal" style:font-name-complex="Lohit Hindi" style:font-style-complex="normal" style:font-weight-complex="normal"/>
    </style:style>
    <style:style style:name="T21" style:family="text">
      <style:text-properties style:font-name="Liberation Serif" fo:font-style="normal" style:text-underline-style="none" officeooo:rsid="00267111" style:font-name-asian="WenQuanYi Micro Hei" style:font-style-asian="normal" style:font-name-complex="Lohit Hindi" style:font-style-complex="normal"/>
    </style:style>
    <style:style style:name="T22" style:family="text">
      <style:text-properties style:font-name="Liberation Serif" fo:font-style="normal" style:text-underline-style="none" officeooo:rsid="0044bb9b" style:font-name-asian="WenQuanYi Micro Hei" style:font-style-asian="normal" style:font-name-complex="Lohit Hindi" style:font-style-complex="normal"/>
    </style:style>
    <style:style style:name="T23" style:family="text">
      <style:text-properties style:font-name="Liberation Serif" fo:font-style="normal" style:text-underline-style="none" officeooo:rsid="003d9baa" style:font-name-asian="WenQuanYi Micro Hei" style:font-style-asian="normal" style:font-name-complex="Lohit Hindi" style:font-style-complex="normal"/>
    </style:style>
    <style:style style:name="T24" style:family="text">
      <style:text-properties officeooo:rsid="003d9baa"/>
    </style:style>
    <style:style style:name="T25" style:family="text">
      <style:text-properties officeooo:rsid="003e50f5"/>
    </style:style>
    <style:style style:name="T26" style:family="text">
      <style:text-properties officeooo:rsid="0044bb9b"/>
    </style:style>
    <style:style style:name="T27" style:family="text">
      <style:text-properties officeooo:rsid="00496788"/>
    </style:style>
    <style:style style:name="T28" style:family="text">
      <style:text-properties officeooo:rsid="004dd4b7"/>
    </style:style>
    <style:style style:name="T29" style:family="text">
      <style:text-properties style:text-position="0% 100%" fo:font-size="14pt" fo:font-style="normal" style:text-underline-style="none" fo:font-weight="normal" style:font-size-asian="14pt" style:font-style-asian="normal" style:font-weight-asian="normal" style:font-size-complex="14pt" style:font-style-complex="normal" style:font-weight-complex="normal"/>
    </style:style>
    <style:style style:name="T30" style:family="text">
      <style:text-properties style:text-position="0% 100%" fo:font-size="14pt" fo:font-style="normal" style:text-underline-style="none" fo:font-weight="normal" officeooo:rsid="004ddbf9" style:font-size-asian="14pt" style:font-style-asian="normal" style:font-weight-asian="normal" style:font-size-complex="14pt" style:font-style-complex="normal" style:font-weight-complex="normal"/>
    </style:style>
    <style:style style:name="T31" style:family="text">
      <style:text-properties style:text-position="0% 100%" fo:font-size="14pt" fo:font-style="normal" style:text-underline-style="none" fo:font-weight="normal" officeooo:rsid="004f8bbc" style:font-size-asian="14pt" style:font-style-asian="normal" style:font-weight-asian="normal" style:font-size-complex="14pt" style:font-style-complex="normal" style:font-weight-complex="normal"/>
    </style:style>
    <style:style style:name="T32" style:family="text">
      <style:text-properties style:text-position="0% 100%" fo:font-size="14pt" fo:font-style="normal" style:text-underline-style="none" fo:font-weight="normal" officeooo:rsid="00523e61" style:font-size-asian="14pt" style:font-style-asian="normal" style:font-weight-asian="normal" style:font-size-complex="14pt" style:font-style-complex="normal" style:font-weight-complex="normal"/>
    </style:style>
    <style:style style:name="T33" style:family="text">
      <style:text-properties style:text-position="0% 100%" fo:font-size="14pt" fo:font-style="normal" style:text-underline-style="none" fo:font-weight="bold" officeooo:rsid="00523e61" style:font-size-asian="14pt" style:font-style-asian="normal" style:font-weight-asian="bold" style:font-size-complex="14pt" style:font-style-complex="normal" style:font-weight-complex="bold"/>
    </style:style>
    <style:style style:name="T34" style:family="text">
      <style:text-properties style:text-position="0% 100%" fo:font-size="14pt" fo:font-style="italic" style:text-underline-style="none" fo:font-weight="normal" style:font-size-asian="14pt" style:font-style-asian="italic" style:font-weight-asian="normal" style:font-size-complex="14pt" style:font-style-complex="italic" style:font-weight-complex="normal"/>
    </style:style>
    <style:style style:name="T35" style:family="text">
      <style:text-properties fo:font-style="italic" style:font-style-asian="italic" style:font-style-complex="italic"/>
    </style:style>
    <style:style style:name="T36" style:family="text">
      <style:text-properties officeooo:rsid="004ddbf9"/>
    </style:style>
    <style:style style:name="T37" style:family="text">
      <style:text-properties officeooo:rsid="00523e61"/>
    </style:style>
    <style:style style:name="T38" style:family="text">
      <style:text-properties fo:font-weight="bold" officeooo:rsid="00523e61" style:font-weight-asian="bold" style:font-weight-complex="bold"/>
    </style:style>
    <style:style style:name="T39" style:family="text">
      <style:text-properties officeooo:rsid="00552626"/>
    </style:style>
    <style:style style:name="T40" style:family="text">
      <style:text-properties officeooo:rsid="0056e53b"/>
    </style:style>
    <style:style style:name="T41" style:family="text">
      <style:text-properties officeooo:rsid="005a58b9"/>
    </style:style>
    <style:style style:name="T42" style:family="text">
      <style:text-properties officeooo:rsid="005b38d8"/>
    </style:style>
    <style:style style:name="T43" style:family="text">
      <style:text-properties officeooo:rsid="005b58be"/>
    </style:style>
    <style:style style:name="T44" style:family="text">
      <style:text-properties officeooo:rsid="005db3d5"/>
    </style:style>
    <text:list-style style:name="L1">
      <text:list-level-style-bullet text:level="1" text:style-name="Bullet_20_Symbols" text:bullet-char="•">
        <style:list-level-properties text:list-level-position-and-space-mode="label-alignment">
          <style:list-level-label-alignment text:label-followed-by="listtab" text:list-tab-stop-position="1.392cm" fo:text-indent="-0.635cm" fo:margin-left="1.39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7cm" fo:text-indent="-0.635cm" fo:margin-left="2.0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2cm" fo:text-indent="-0.635cm" fo:margin-left="2.66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7cm" fo:text-indent="-0.635cm" fo:margin-left="3.29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2cm" fo:text-indent="-0.635cm" fo:margin-left="3.9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7cm" fo:text-indent="-0.635cm" fo:margin-left="4.56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2cm" fo:text-indent="-0.635cm" fo:margin-left="5.20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7cm" fo:text-indent="-0.635cm" fo:margin-left="5.83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2cm" fo:text-indent="-0.635cm" fo:margin-left="6.4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7cm" fo:text-indent="-0.635cm" fo:margin-left="7.10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eataxe-64</text:p>
      <text:p text:style-name="P9"><text:span text:style-name="T3">Small Scale Gaussian Phase 2</text:span>.</text:p>
      <text:p text:style-name="P16">Richard Parker <text:span text:style-name="T26">12</text:span>.<text:span text:style-name="T3">5</text:span>.201<text:span text:style-name="T3">9</text:span></text:p>
      <text:p text:style-name="P1"/>
      <text:p text:style-name="P10">Section 1 – Introduction</text:p>
      <text:p text:style-name="P2"/>
      <text:p text:style-name="P5">Phase 1 of this project aimed to re-factor the Dfmt Gaussian routines to make it more suitable for high-performance implementation. <text:s/>This refactoring has now been done, and the system again passes the regression tests. <text:s/>No good implementations have yet been attempted (the system is now essentially the same speed as it was before) as although such would now be possible, it seems better to first examine the interface specifications a bit more critically with a view to getting them more appropriate before having too much implementation done to less appropriate specifications.</text:p>
      <text:p text:style-name="P5"/>
      <text:p text:style-name="P5">The long-term aim is, as before, to get the speed of block-sized Gaussian (100 - 1,000 dimensions, say) commensurate with matrix multiplication. <text:s/>The fact that the operations are all done to smaller bunches of rows ineviatbly means that Gaussian is a bit slower than matrix multiplication, since the operations of quadratic complexity are considerably more important. <text:s/>As a rugh guide, I am hoping that ultimately Gaussian take about 2-5 times the time of a matrix multiplication at the same size. <text:s/>This is perhaps not to be taken too seriously, though, at this early stage.</text:p>
      <text:p text:style-name="P52"/>
      <text:p text:style-name="P11">Section <text:span text:style-name="T27">2</text:span> – <text:span text:style-name="T27">Current Interface Specification.</text:span></text:p>
      <text:p text:style-name="P3"/>
      <text:p text:style-name="P51">There is a structure called a GAUSS that holds the current running status of the batch. <text:s/>It is defined in gauss.h. <text:s/>The first job to do is to create the GAUSS structure. . .</text:p>
      <text:p text:style-name="P51"/>
      <text:p text:style-name="P46">GAUSS * GaussCreate(FIELD * f)<text:span text:style-name="T5"> to create a new GAUSS structure suitable for working in the set field.</text:span><text:span text:style-name="T7"> <text:s/>This will set the maximum size</text:span><text:span text:style-name="T8"> and recommended sizes.</text:span></text:p>
      <text:p text:style-name="P51"/>
      <text:p text:style-name="P46">void GaussDestroy(GAUSS * gs)<text:span text:style-name="T5"> to destroy the provided GAUSS structure and free all associated memory.</text:span></text:p>
      <text:p text:style-name="P51"/>
      <text:p text:style-name="P51">There are several public members in the GAUSS structure, namely</text:p>
      <text:p text:style-name="P51"/>
      <text:p text:style-name="P51">uint64_t maxrows</text:p>
      <text:p text:style-name="P51">uint64_t maxcols</text:p>
      <text:p text:style-name="P51">uint64_t recrows</text:p>
      <text:p text:style-name="P51">uint64_t reccols</text:p>
      <text:p text:style-name="P51">FIELD * f</text:p>
      <text:p text:style-name="P51"/>
      <text:p text:style-name="P49"><text:soft-page-break/>void Gauss<text:span text:style-name="T25">Start</text:span>(GAUSS * gs, uint64_t nor, uint64_t noc<text:span text:style-name="T24">, Dfmt * m</text:span>)<text:span text:style-name="T5"> to set the GAUSS structure afresh to work with a new matrix of the given number of rows and columns (which must be no greater than the maxrows and maxcols members of the structure).</text:span><text:span text:style-name="T6"> <text:s/>The input matrix m is converted into </text:span><text:span text:style-name="T8">a private format which I call </text:span><text:span text:style-name="T6">Gfmt, though there is no direct access to that Gfmt from outside. <text:s/>Rows of the matrix are identified by n integer - they are simply numbered 0 ... (nor-1)</text:span></text:p>
      <text:p text:style-name="P53"/>
      <text:p text:style-name="P49">void Gauss<text:span text:style-name="T25">Back</text:span>(GAUSS * gs)<text:span text:style-name="T5"> to set the GAUSS structure ready for the back-clean phase of the operation.</text:span></text:p>
      <text:p text:style-name="P51"/>
      <text:p text:style-name="P47">int GaussNewRow<text:span text:style-name="T26">Fwd</text:span>(GAUSS * gs, <text:span text:style-name="T24">int</text:span> row)<text:span text:style-name="T5"> to try to include the</text:span><text:span text:style-name="T6"> specified row </text:span><text:span text:style-name="T9">into the GAUSS </text:span><text:span text:style-name="T13">batch</text:span><text:span text:style-name="T12"> during the forward cleaning phase</text:span><text:span text:style-name="T9">. <text:s/>If zero is returned, the provided row was zero. <text:s/>If 1 </text:span><text:span text:style-name="T12">i</text:span><text:span text:style-name="T9">s returned, the new row was accepted but the batch is not yet complete. <text:s/>If 2 is returned, the new row was accepted but the batch is now complete.</text:span><text:span text:style-name="T10"> <text:s/>If 1 or 2 is returned, the input Gfmt row is multiplied by the multiplier so that the pivotal entry is </text:span><text:span text:style-name="T4">−</text:span><text:span text:style-name="T18">1.</text:span></text:p>
      <text:p text:style-name="P58"/>
      <text:p text:style-name="P48"><text:span text:style-name="T21">int GaussNewRow</text:span><text:span text:style-name="T22">Back</text:span><text:span text:style-name="T21">(GAUSS * gs, </text:span><text:span text:style-name="T23">int</text:span><text:span text:style-name="T21"> row)</text:span><text:span text:style-name="T18"> to try to include the</text:span><text:span text:style-name="T19"> specified row </text:span><text:span text:style-name="T18">into the GAUSS structure</text:span><text:span text:style-name="T20"> during the back-clean stage</text:span><text:span text:style-name="T18">. <text:s/>If zero is returned, the provided row was zero</text:span><text:span text:style-name="T20"> (going forwards)</text:span><text:span text:style-name="T18">. <text:s/>If 1 </text:span><text:span text:style-name="T20">i</text:span><text:span text:style-name="T18">s returned, the new row was accepted but the batch is not yet complete. <text:s/>If 2 is returned, the new row was accepted but the batch is now complete.</text:span><text:span text:style-name="T20"> <text:s/>The row is unchanged by this call.</text:span></text:p>
      <text:p text:style-name="P18"/>
      <text:p text:style-name="P46"><text:span text:style-name="T14">void GaussCleanC(GAUSS * gs, </text:span><text:span text:style-name="T16">int</text:span><text:span text:style-name="T14"> row)</text:span><text:span text:style-name="T9"> to clean the row with the complete portion of the batch.</text:span><text:span text:style-name="T10"> <text:s/>An error is given if the batch is not complete.</text:span></text:p>
      <text:p text:style-name="P17"/>
      <text:p text:style-name="P47"><text:span text:style-name="T14">void GaussClean</text:span><text:span text:style-name="T15">A</text:span><text:span text:style-name="T14">(GAUSS * gs, </text:span><text:span text:style-name="T16">int</text:span><text:span text:style-name="T14"> row)</text:span><text:span text:style-name="T9"> to clean the row with the </text:span><text:span text:style-name="T10">batch. <text:s/>An error is given if the batch is com</text:span><text:span text:style-name="T11">plete.</text:span></text:p>
      <text:p text:style-name="P19"/>
      <text:p text:style-name="P19">The above two may be combined once the logic of the cleaning process is clearer.</text:p>
      <text:p text:style-name="P19"/>
      <text:p text:style-name="P49"><text:span text:style-name="T14">void GaussReduce(GAUSS * gs)</text:span><text:span text:style-name="T9"> to discard the completed portion of the batch.</text:span></text:p>
      <text:p text:style-name="P19"/>
      <text:p text:style-name="P50"><text:span text:style-name="T14">void GaussMultiplier(GAUSS * gs, Dfmt * mul)</text:span><text:span text:style-name="T9"> to extract the multiplier in Dfmt.</text:span></text:p>
      <text:p text:style-name="P20"/>
      <text:p text:style-name="P50"><text:span text:style-name="T14">void GaussCleaner(GAUSS * gs, Dfmt * cln)</text:span><text:span text:style-name="T9"> to extract the cleaner in Dfmt</text:span></text:p>
      <text:p text:style-name="P20"/>
      <text:p text:style-name="P50"><text:span text:style-name="T14">void GaussRemnant(GAUSS * gs, Dfmt * rem)</text:span><text:span text:style-name="T9"> to extract the remnant in Dfmt.</text:span></text:p>
      <text:p text:style-name="P26"/>
      <text:p text:style-name="P12">Section <text:span text:style-name="T27">3</text:span> – <text:span text:style-name="T25">Ideas for Implementation.</text:span></text:p>
      <text:p text:style-name="P4"/>
      <text:p text:style-name="P37">1. <text:s/>Simple-Minded Dfmt.</text:p>
      <text:p text:style-name="P21">The first version to implement is probably to implement directly on top of the field.c functions. <text:s/>The key extract/transform/multiply-and-add can be done by DUnpak and DSMad, where no transformation is required. <text:s/>A batch consists of a single row. <text:s/>The <text:soft-page-break/>performance of this is not great for any field, but for many it may be good enough. <text:s/>In any case it means that the interfaces at least always work, so that all further work is simply optimization, though the extend of the possible optimization may be quite large.</text:p>
      <text:p text:style-name="P21"/>
      <text:p text:style-name="P37">2. <text:s/>Direct extension field in mod-p Dfmt.</text:p>
      <text:p text:style-name="P22">Another good implementation of fairly wide applicability is to hold vectors over extension fields q = p^d as d rows mod p, being the coefficients of the polynomial modulo the Conway polynomial. <text:s/>The small powers 0 ... (d-1) of the companion matrix are computed upfront and stored. <text:s/>The d entries extracted from a column are then used (transformed) to compute the dxd matrix, which is then multiplied, in mod-p Dfmt, by one row and added into the destination row. <text:s/>Again a batch consists of one row.</text:p>
      <text:p text:style-name="P22"/>
      <text:p text:style-name="P23">My guess is that the above two will be the only two that are implemented in the first phase of the implementation, and it is far from clear whether there ever will be a phase 2! <text:s/>Nevertheless I have thought about the possible improvements quite a bit, and here are some ideas that could be appropriate to consider if the time comes to speed things up in some cases.</text:p>
      <text:p text:style-name="P23"/>
      <text:p text:style-name="P38">Grease.</text:p>
      <text:p text:style-name="P54"><text:span text:style-name="T14">One aim of collecting a batch of rows is that they can then be greased, speeding up the addition process considerably. <text:s/>This idea has further possibilities for extension fields, where rows may be over the ground field.</text:span><text:span text:style-name="T17"> <text:s/>In this regard it may be worth noticing that Gaussian will normally be running on only one core at any given time, so that the pressure on its real memory bandwidth usage is much lighter than it is for multiplication. <text:s/>In other words it may be better to grease more than the HPMI would do, even if it overflows cache.</text:span></text:p>
      <text:p text:style-name="P23"/>
      <text:p text:style-name="P38">Multiple Extraction.</text:p>
      <text:p text:style-name="P23">Mod 2, the extraction of an element from a vector probably takes longer than using it to multiply and add, and - for a random matrix anyway - there is a very good chance that the first 10 or so vectors will have all 8 positions in the first byte as pivots, allowing all 8 to be extracted simply and rapidly, at a cost of retaining the other rows for later use. <text:s/>This idea has fairly wide applicability, particularly if grease is also in use, making the multiply-and-add faster and hence the extraction relatively slower.</text:p>
      <text:p text:style-name="P23"/>
      <text:p text:style-name="P38">Bfmt and Cfmt.</text:p>
      <text:p text:style-name="P54"><text:span text:style-name="T14">The HPMI already has concepts of Bfmt and Cfmt for fields of prime order, with the aim of facilitating the addition of Bfmt into Cfmt. <text:s/>This is clearly appropriate for Gaussian also, where the batch would be in Bfmt and the main matrix in Cfmt. <text:s/></text:span><text:span text:style-name="T17">This would probably need some upgrades to the HPMI specifiction, as - for example - we need to be able to extract single pivotal columns from Cfmt. <text:s/>It seems very clear that this idea would make large improvements, at least for small characteristics where the HPMI is already available.</text:span></text:p>
      <text:p text:style-name="P24"><text:soft-page-break/></text:p>
      <text:p text:style-name="P39">Extensions of Zech.</text:p>
      <text:p text:style-name="P55"><text:span text:style-name="T14">Zech logarithms are quite fast for fields where the tables can fit in cache - for example the field of order 3</text:span><text:span text:style-name="T2">10</text:span><text:span text:style-name="T14">. <text:s/>Extension fields of such fields could well be implemented using these as the base field - for example the field of order 3</text:span><text:span text:style-name="T2">20</text:span><text:span text:style-name="T14">.</text:span></text:p>
      <text:p text:style-name="P25"/>
      <text:p text:style-name="P40">Extensions of byte-sized fields.</text:p>
      <text:p text:style-name="P56"><text:span text:style-name="T14">In a similar vein, byte-sized fields are particularly well implemented in Dfmt - for example 3</text:span><text:span text:style-name="T2">5</text:span><text:span text:style-name="T14"> = 243. <text:s/>It may well be best to implement a field such as 3</text:span><text:span text:style-name="T2">25</text:span><text:span text:style-name="T14"> as a quintic extension of 3</text:span><text:span text:style-name="T2">5</text:span><text:span text:style-name="T14">, as the table lookup in 3</text:span><text:span text:style-name="T2">5</text:span><text:span text:style-name="T14"> is doing, in some sense, 25 elementary (mod 3) operations.</text:span></text:p>
      <text:p text:style-name="P25"/>
      <text:p text:style-name="P39">Albrecht implementation.</text:p>
      <text:p text:style-name="P55"><text:span text:style-name="T14">The direct extension field - method 2 above - needs to multiply by a d x d matrix. <text:s/>The use of just k multiply-and-adds can be achieved using the Albrecht methods, albeit requiring a greater number of extractions and perhaps more work performing the linear forms. <text:s/>For example for 78125 = 5</text:span><text:span text:style-name="T2">7</text:span><text:span text:style-name="T14"> the direct method would have a 7 x 7 matrix, and hence 49 multiply-and-add operations. <text:s/>Albrecht uses 14 rows and needs only 14 multiply and adds. <text:s/>This would presumably usually be faster if the Albrecht methods are known for the field.</text:span></text:p>
      <text:p text:style-name="P25"/>
      <text:p text:style-name="P13">Section <text:span text:style-name="T27">4</text:span> – <text:span text:style-name="T27">Review of current interfaces.</text:span></text:p>
      <text:p text:style-name="P6"/>
      <text:p text:style-name="P41">Extraction from a single row.</text:p>
      <text:p text:style-name="P27">At present, although the rows being added in to clean the rows are batched, the batch is used to clean a single row. <text:s/>In other words the performance-critical routine GaussCleanC is probably inefficient.</text:p>
      <text:p text:style-name="P27"/>
      <text:p text:style-name="P27">In general, three operations are done, which I will all extraction, transformation and multiply-and-add. <text:s/>The current implementation forces us to extract one element, transform one element and the to use one element before going on to the next one, and a more "babies" approach is, I think, required.</text:p>
      <text:p text:style-name="P27"/>
      <text:p text:style-name="P27">In the forward direction, this is fairly easy - simply a question of including a number-of-rows parameter, all the rows must be cleaned. <text:s/>Indeed, as it stands, this is true in the backward direction also . . . though this is probably a mistake!</text:p>
      <text:p text:style-name="P27"/>
      <text:p text:style-name="P41">Skipping rows known to be zero in the back-clean phase.</text:p>
      <text:p text:style-name="P27">At present, when rows are cleaned during the back-clean phase, even rows known to be zero are cleaned. <text:s/>This does no damage, but it makes sense to consult the "piv" array to avoid this needless work. <text:s/>This is not, however, an interface issue!</text:p>
      <text:p text:style-name="P27"/>
      <text:p text:style-name="P42">Skipping columns that are not required in the back-clean phase.</text:p>
      <text:p text:style-name="P57"><text:span text:style-name="T14">During the back-clean phase, the only parts of the matrix that are ultimately required are the remnant parts - all the other work is purposeless. <text:s/>Indeed if the remnant has </text:span><text:soft-page-break/><text:span text:style-name="T14">zero columns, there is no need to do anything whatsoever to the matrix - it is only the transformation matrix that needs operation. <text:s/>Probably the correct approach is to do the remnant column extraction at an earlier stage, so that this reduction of work becomes fairly easy.</text:span></text:p>
      <text:p text:style-name="P28"/>
      <text:p text:style-name="P43">Thackray shortening.</text:p>
      <text:p text:style-name="P29">During the forward cleaning phase, the columns of earlier pivots are known to be zero and we should try to find a way to do less work with them. <text:s/>JGT suggests that at least if ALL the columns up to some point have been zeroed, there is no point doing further work on them. <text:s/>This probably warrants further thought. </text:p>
      <text:p text:style-name="P29"/>
      <text:p text:style-name="P14">Section <text:span text:style-name="T28">5</text:span> – <text:span text:style-name="T28">Possible Use of HPMI.</text:span></text:p>
      <text:p text:style-name="P7"/>
      <text:p text:style-name="P30">This section considers whether the HPMI is appropriate as it stands, or perhaps with some modification, for handling the main (batch) cleaning work for Small Gaussian. <text:s/>In particular, the suggestion investigated here is that the main matrix and the transformation matrix be held in Cfmt, that the batch with which this matrix is cleaned is held in (one of the flavours of) Bfmt, and that additional functionality be added to extract columns from the Cfmt and convert them into Afmt, so that the BrickMad routine of the HPMI can be used to do the main work.</text:p>
      <text:p text:style-name="P30"/>
      <text:p text:style-name="P30">In general (vague) terms, the HPMI is designed to do an L2 cache-full of matrix C at once, with matrix B being a "brick" which, when greased, fills L1 cache. <text:s/>It is generally assumed that L1 is at least16K (per thread) and L2 about 128K.<text:span text:style-name="T36"> <text:s/>I will assume, therefore, that our aim is to do a full echelize on a matrix of (very approximately) 128K.</text:span></text:p>
      <text:p text:style-name="P30"/>
      <text:p text:style-name="P30">For extension fields, whereas the Albrecht multiplication produces mod p matrices from matrices over q = p<text:span text:style-name="T1">d</text:span>, <text:s/>this approach does not look so good for Gaussian, since we need to extract GF(q) entries frequently to decide what to do next. <text:s/>For extension fields, the SmallGaussian <text:span text:style-name="T36">can perhaps be</text:span> <text:span text:style-name="T35">defined</text:span> by this transition from cases where the mod p parts of the matrix can be held separately to the situation where this is no longer appropriate. <text:s/>In turn this suggests that, for prime fields, we may find that a different approach is more suitable, but at the moment I propose to concentrate on extension fields, partly because that is where meataxe64 <text:span text:style-name="T36">is wide open for improvement,</text:span> and partly because it will only when the extension-field methods are clearer that we will be able to tell whether they are appropriate or not for the prime field case also.</text:p>
      <text:p text:style-name="P30"/>
      <text:p text:style-name="P31">There are two different ways in which we might hold extension-field (q = p<text:span text:style-name="T1">d</text:span>) <text:s/>entries in Bfmt/Cfmt, depending on whether</text:p>
      <text:p text:style-name="P31"/>
      <text:list xml:id="list6451105053650005120" text:style-name="L1">
        <text:list-item>
          <text:p text:style-name="P61"><text:span text:style-name="T33">Consectutive</text:span><text:span text:style-name="T32"> - </text:span><text:span text:style-name="T30">one vector holds all the entries for an extension field</text:span><text:span text:style-name="T31"> <text:s text:c="2"/>or</text:span></text:p>
        </text:list-item>
        <text:list-item>
          <text:p text:style-name="P62"><text:span text:style-name="T38">Split</text:span><text:span text:style-name="T37"> - </text:span>the entries are all held in the same position in different vectors.</text:p>
        </text:list-item>
      </text:list>
      <text:p text:style-name="P31"/>
      <text:p text:style-name="P59"><text:soft-page-break/><text:span text:style-name="T29">For the purposes of extracting GF(q) entries from the Cfmt, the former approach looks simpler. <text:s/>We can grab the whole field element in one go, and (for small fields, anyway) use table look-up to get </text:span><text:span text:style-name="T31">some function of </text:span><text:span text:style-name="T29">the GF(q) entry quickly. <text:s/>If the latter approach is used, we may still be able to use industrial-scale extraction if the pivots are consecutive, but in general there will be more difficulty (and worse performance) if the pivots are scattered, and although our batching may be able to help (and indeed we will want to do this for the prime-field case, which I am trying not to consider at the moment)</text:span><text:span text:style-name="T31"> it seems clear that extraction is better the first way.</text:span></text:p>
      <text:p text:style-name="P31"/>
      <text:p text:style-name="P59"><text:span text:style-name="T29">Conversely, though, if we want to do Albrecht-style multiplication (which still looks like the winning approach to me) we will need to transform the extracted </text:span><text:span text:style-name="T31">"</text:span><text:span text:style-name="T29">entry</text:span><text:span text:style-name="T31">"</text:span><text:span text:style-name="T29"> in a way that requires the mod p entries to be separate.</text:span></text:p>
      <text:p text:style-name="P31"/>
      <text:p text:style-name="P60"><text:span text:style-name="T29">My provisional conclusion is that the former method is best for small fields, and the latter for large ones. <text:s/>If this conclusion persists, our design must take both methods into account, and the question becomes "which one do we do </text:span><text:span text:style-name="T34">first</text:span><text:span text:style-name="T29">". <text:s/>Are we more interested in speeding up the important (i.e. small) fields a bit, or the less intersting (i.e. large) fields a lot? <text:s/>Ultimately I suppose we will want to do both, but my strategy is, I think, to take the latter approach (sliced) first, partly because it was 78125 that provided the initial impetus, but also because the batching needed is also part of the work for prime fields, which are probably the most important of all.</text:span></text:p>
      <text:p text:style-name="P32"/>
      <text:p text:style-name="P44">Batching for extraction.</text:p>
      <text:p text:style-name="P33">It seems fairly clear that if the pivots are scattered, there is little choice but to deal with them singly. <text:s/>Even here, however, there is an economy of scale available on account of the fact that we are extracting the same column from a relatively large collection of rows in Cfmt. <text:s/>One project is, then, to produce the technology to do as much work upfront as makes sense so that the extraction can run as fast as possible. <text:s/>The other approach (and I think we must do both) is to try to batch the pivots so that the extraction can be as fast as possible. <text:s/>I have so-far little idea how to do either of these. <text:s/>There is then the question as to how the linear forms (of Albrecht) are to be done, and how the result is converted into something like Afmt. <text:s/>I suspect that the answers to these questions will be different for characteristics {2,3,5} at least, if only due to the widely different nature of Cfmt.</text:p>
      <text:p text:style-name="P33"/>
      <text:p text:style-name="P45">Consecutive approach.</text:p>
      <text:p text:style-name="P34">Another idea is that, for many small fields anyway, it will be better to put all the coefficients of the extension field consecutively into the same vector, so that the extraction is simple. <text:s/>Perhaps the most compelling example of this is the field of order 256, whereby putting each entry in a byte makes extraction very easy<text:span text:style-name="T39">.</text:span></text:p>
      <text:p text:style-name="P34"/>
      <text:p text:style-name="P34"/>
      <text:p text:style-name="P34"/>
      <text:p text:style-name="P34"/>
      <text:p text:style-name="P34"/>
      <text:p text:style-name="P15"><text:soft-page-break/>Section <text:span text:style-name="T39">6</text:span> – <text:span text:style-name="T39">Case Study - mod 2.</text:span></text:p>
      <text:p text:style-name="P8"/>
      <text:p text:style-name="P35">The current ideas are still rather vague, so I think it makes sense to try the case of mod 2, aiming for the maximum possible performance. <text:s/>The current system, using Dfmt Gaussian throughout, works at 82 pSec per unit at the 1,000 x 1,000 scale, whereas multiplication takes only 1.03 pSec, and only 0.66 pSec at the 10,000 x 10,000 scale. <text:s/>A factor of 10 - 20 improvement is therefore a reasonable target<text:span text:style-name="T40"> - maybe 5 pSec in all</text:span>.</text:p>
      <text:p text:style-name="P35"/>
      <text:p text:style-name="P36">The central (cubic) part of the work should aim to multiply A (perhaps a 700 x 32 matrix) by B (a 32 x 1024 matrix) and add it into C (a 700 x 1024 matrix) in order to clear out 32 pivotal columns. <text:s/>This is what the HPMI is designed to do and should run at 0.66 pSec speed, including the greasing of the brick. <text:s/>For Gaussian, however, there is a lot more to do.</text:p>
      <text:p text:style-name="P36"/>
      <text:p text:style-name="P36">Another thing to worry about is the extraction of the pivots. <text:s/>If they must be extracted singly, this looks like about 11 mu-ops per entry or about 2 pSec speed (as this is only quadratic complexity). <text:s/>At the other extreme, 32 entries can be extracted in about 13 mu-ops if they are contiguous, which is about 0.1 pSec speed. <text:s/>Presumably the average (whatever that means - it depends on how scattered the pivots are) will be between these two limits, and around 0.2 or 0.3 pSec is a resonable expectation for a matrix that is fairly well-conditioned.</text:p>
      <text:p text:style-name="P36"/>
      <text:p text:style-name="P64">In other words, the main cleaning work of SmallGaussian can reasonably aim at 1.0 pSec per entry, yet the preparatory work on a batch of 32 rows might take 82/32 or at least twice this amount. <text:s/>Hence we must also turn our attention to this preparatory work.</text:p>
      <text:p text:style-name="P64"/>
      <text:p text:style-name="P64">The main work here is, as always, the cleaning. <text:s/>We must extract a pivot and, if this entry is '1', add the corresponding row to make it '0'. <text:s/>The time needed to do this is divided by 32,000 to get it into pSec/entry.<text:span text:style-name="T41"> <text:s/>Let's see how fast we can do it in assembler.</text:span></text:p>
      <text:p text:style-name="P64"/>
      <text:p text:style-name="P64">We can store the pivotal position as a byte index and a byte mask. <text:s/>As always it is faster to add in zero than to suffer the mispredicted branch penalty, so a cmove must be used, based on the bit test, to set the address of the row to be added in. <text:s/><text:span text:style-name="T41">256 bytes of XOR follows. <text:s/>Haswell does them 32 bytes at a time, so there are eight rounds of load, load, xor, store which ought to execute in 5 clocks but will more likely take 6 or 7, <text:s/>Looks like about 10 clocks in all - 0.2 pSec/entry.</text:span></text:p>
      <text:p text:style-name="P64"/>
      <text:p text:style-name="P65">It is also necessary to keep the pivots sorted, but this can be done by holding another level of indirection and sorting the pointers (or, more likely, indexes as they are only 32 bits). <text:s/></text:p>
      <text:p text:style-name="P65"/>
      <text:p text:style-name="P65"/>
      <text:p text:style-name="P71"><text:soft-page-break/>Section <text:span text:style-name="T41">7</text:span> – <text:span text:style-name="T41">Preliminary Conclusions from Case Study.</text:span></text:p>
      <text:p text:style-name="P70"/>
      <text:p text:style-name="P65">If we really want the maximum performance for mod 2 Gaussian at the 1,000 x 1,000 scale, several tricks emerge. <text:s/>I'll list them first, and then go on to consider which are appropriate for which fields.<text:span text:style-name="T42"> <text:s/>I'm considering here that the whole job is done in assembler, and need to consider later which parts can be migrated to 'c' without too much loss of performance.</text:span></text:p>
      <text:p text:style-name="P65"/>
      <text:list xml:id="list4330042130975859910" text:style-name="L3">
        <text:list-item>
          <text:p text:style-name="P66">Pivot extraction is best done mod 2 by holding an index and a mask, so the "extraction" (into the flags register) consists of loading the index, indirecting to get the byte of the vector, loading the mask, then doing the AND.</text:p>
        </text:list-item>
        <text:list-item>
          <text:p text:style-name="P66">Conversion of this pivotal entry is done by holding the address of the vector to be added, the address of a zero vector, and doing a CMOVE to decide which of these to add in, thereby avoiding any mispredicted branch penalty.</text:p>
        </text:list-item>
        <text:list-item>
          <text:p text:style-name="P66">XOR is done at fixed length, or at least as a multiple of 32 bytes (AVX-2) or 64 bytes (AVX-512).</text:p>
        </text:list-item>
        <text:list-item>
          <text:p text:style-name="P67">Sorting is done by permuting the indexes to the vectors, not moving the vectors themselves. <text:s/>It may be sensible to permute the vectors once the batch is complete, to avoid the indirection. <text:s/>This looks like a close call at this stage.</text:p>
        </text:list-item>
      </text:list>
      <text:p text:style-name="P68"/>
      <text:p text:style-name="P68">Looking now at the assembler/'c' choice, all but the XOR look suitable for use in 'c' also. <text:s/>Presumably the compiler will not do quite such a good job of generating code as can be done by hand, but it feels like the difference should not be that great. <text:s/>The current XOR routine takes a variable number of bytes, and does them singly when necessary, but it shouldn't be too hard to ensure that it is indeed fast if given an appropriate length that doesn't require single-byte XOR. <text:s/><text:span text:style-name="T43">Might lose 0.2 pSec by using SSE when AVX-2 is available, or even 0.3 pSec when AVX-512 is available, but even that can be eliminated is we consider it important enough.</text:span></text:p>
      <text:p text:style-name="P68"/>
      <text:p text:style-name="P69">What about extension fields in characteristic 2? <text:s/>The last two points look viable, but it is no longer a binary decision as to what the pivot is, and the flags register looks like a stupid place to put the information. <text:s/>This brings us back to the three kinds of possible Gfmt<text:span text:style-name="T44"> for extension fields</text:span> - all in one vector, d<text:span text:style-name="T1">2</text:span> or Albrecht.</text:p>
      <text:p text:style-name="P69"/>
      <text:p text:style-name="P69"><text:span text:style-name="T44">There seems little doubt that "all in one vector" is best for the single-vector work, as we can do extraction in a few muops. <text:s/>Once outside this routine, it is equally clear that Albrecht is the best at large scales. <text:s/>It seems likely that "all in one vector" is best for all of the SmallGaussian work, since it reduces the extraction work and increases the addition work, and in general terms it seems that extraction is the bigger problem at this scale. <text:s/>The cost of changing horses mid-stream is likely to be too great. </text:span><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9-05-15T06:33:47.662861665</dc:date>
    <meta:editing-duration>P1DT5H56M37S</meta:editing-duration>
    <meta:editing-cycles>164</meta:editing-cycles>
    <meta:generator>LibreOffice/5.1.6.2$Linux_X86_64 LibreOffice_project/10m0$Build-2</meta:generator>
    <meta:document-statistic meta:table-count="0" meta:image-count="0" meta:object-count="0" meta:page-count="8" meta:paragraph-count="87" meta:word-count="3611" meta:character-count="20248" meta:non-whitespace-character-count="16617"/>
  </office:meta>
</office:document-meta>
</file>